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2" style:family="graphic" style:parent-style-name="standard">
      <style:graphic-properties draw:fill-color="#33cc66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cm" svg:height="7.1cm" svg:x="1cm" svg:y="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4.5cm" svg:height="4.5cm" svg:x="12cm" svg:y="8.3cm">
          <text:p text:style-name="P1">Voice</text:p>
          <text:p text:style-name="P1">Control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1" xml:id="id1" draw:id="id1" draw:layer="layout" svg:width="4.8cm" svg:height="2.2cm" svg:x="2.1cm" svg:y="9.5cm">
          <text:p text:style-name="P1">Microfon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6.9cm" svg:y1="10.6cm" svg:x2="12cm" svg:y2="10.55cm" draw:start-shape="id1" draw:start-glue-point="7" draw:end-shape="id2" draw:end-glue-point="6" svg:d="m6900 10600 5100-50">
          <text:p text:style-name="P1">Áudio</text:p>
          <text:p text:style-name="P1"/>
          <text:p text:style-name="P1"/>
        </draw:connector>
        <draw:custom-shape draw:style-name="gr2" draw:text-style-name="P1" xml:id="id3" draw:id="id3" draw:layer="layout" svg:width="4.8cm" svg:height="2.2cm" svg:x="22.199cm" svg:y="9.499cm">
          <text:p text:style-name="P1">X Window</text:p>
          <text:p text:style-name="P1">System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16.5cm" svg:y1="10.55cm" svg:x2="22.199cm" svg:y2="10.599cm" draw:start-shape="id2" draw:start-glue-point="10" draw:end-shape="id3" draw:end-glue-point="5" svg:d="m16500 10550 5699 49">
          <text:p text:style-name="P1">Evento</text:p>
          <text:p text:style-name="P1"/>
          <text:p text:style-name="P1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20T18:19:04.07</meta:creation-date>
    <dc:date>2012-05-21T12:06:46</dc:date>
    <meta:editing-duration>PT1H11M25S</meta:editing-duration>
    <meta:editing-cycles>5</meta:editing-cycles>
    <meta:generator>LibreOffice/3.5$MacOSX_x86 LibreOffice_project/235ab8a-3802056-4a8fed3-2d66ea8-e241b80</meta:generator>
    <meta:document-statistic meta:object-count="6"/>
  </office:meta>
</office:document-meta>
</file>